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3" style:family="paragraph" style:parent-style-name="Standard">
      <style:paragraph-properties fo:text-align="start" style:justify-single-word="false"/>
    </style:style>
    <style:style style:name="T1" style:family="text">
      <style:text-properties fo:font-size="10pt" fo:font-weight="normal" style:font-size-asian="8.75pt" style:font-weight-asian="normal" style:font-size-complex="10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owd Sourcing:</text:p>
      <text:p text:style-name="P1">The State of the Open-Source Software Development Model</text:p>
      <text:p text:style-name="P1"/>
      <text:p text:style-name="P1"/>
      <text:p text:style-name="P2"><text:tab/>The goal of this paper is to describe the beginnings, current state, and future of the open-source software development model. Open-source software is software that is available in it's source code form; this means that anyone can view or modify the code in an open-source project. Two of the more well known open-source projects are the Linux kernel and the Apache Web Server. While there are a few war horses of open source, in recent years the landscape has changed drastically.</text:p>
      <text:p text:style-name="P2"><text:tab/>Open-source software follows what Eric S. Raymond calls the bazaar model [1]. <text:s/>Raymond compares the traditional software development model to building a cathedral, carefully crafted and built buy a few individuals working in isolation. In contrast, the open-source software development methodology is not as clearly defined but like a bazaar is a mix of agendas and approaches that is not as carefully crafted. The open source software development methodology flies in the face of traditional approaches. Developers are added on the fly and without warning. Anyone can touch any part of the code, though controls are placed on what gets accepted into the main branch. Software is even designed by committee. Despite all of this, open source is the backbone of many commercial products. </text:p>
      <text:p text:style-name="P2"><text:tab/>Open-source projects have been largely unaffected by economic trends because the community is largely unpaid and volunteer based. The trend in recent years, however, is towards corporate sponsorship. Red Hat was an early company to successfully take an open-source project and make money off of it with Red Hat Enterprise Linux and service and support contracts. In return Red Hat contributes payed developers to the Linux kernel. Similarly Yahoo split off all Hadoop development into a new company called Horton works and is attempting to monetize the distributed computing platform. Another trend is taking internal products and making them open-source a few examples include IBM and UIMA (a major component of Watson), Facebook and Thrift, and Google and ProtoBuf. In either case the corporation benefits from the open source community while still using and profiting from the product. On the other side the community benefits from having access to the software. <text:s/></text:p>
      <text:p text:style-name="P2"><text:tab/>One major limitation of open-source software is the licensing </text:p>
      <text:p text:style-name="P2"/>
      <text:p text:style-name="P3"><text:span text:style-name="T1">[1] </text:span><text:a xlink:type="simple" xlink:href="http://www.catb.org/~esr/writings/cathedral-bazaar/cathedral-bazaar/index.html">http://www.catb.org/~esr/writings/cathedral-bazaar/cathedral-bazaar/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son Holgate</meta:initial-creator>
    <meta:creation-date>2011-09-05T16:44:26</meta:creation-date>
    <dc:date>2011-09-05T17:55:46</dc:date>
    <dc:creator>Carson Holgate</dc:creator>
    <meta:editing-duration>PT10M39S</meta:editing-duration>
    <meta:editing-cycles>2</meta:editing-cycles>
    <meta:generator>LibreOffice/3.3$Unix LibreOffice_project/330m19$Build-301</meta:generator>
    <meta:document-statistic meta:table-count="0" meta:image-count="0" meta:object-count="0" meta:page-count="1" meta:paragraph-count="7" meta:word-count="377" meta:character-count="2452"/>
  </office:meta>
</office:document-meta>
</file>